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Consolas" svg:font-family="Consolas, Monaco, 'Andale Mono', 'Ubuntu Mono', monospace"/>
    <style:font-face style:name="Courier New" svg:font-family="'Courier New'"/>
    <style:font-face style:name="Droid Sans Mono" svg:font-family="'Droid Sans Mono', Courier, monospace"/>
    <style:font-face style:name="Arial3"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3"/>
    <style:style style:name="P5" style:family="paragraph" style:parent-style-name="Preformatted_20_Text">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variant="normal" fo:text-transform="none" fo:color="#000000" style:font-name="Courier New" fo:font-size="12pt" fo:letter-spacing="normal" fo:font-style="normal" fo:font-weight="normal"/>
    </style:style>
    <style:style style:name="T3" style:family="text">
      <style:text-properties fo:font-variant="normal" fo:text-transform="none" fo:color="#000000" style:font-name="Courier New" fo:font-size="12pt" fo:letter-spacing="normal" fo:font-style="normal" fo:font-weight="normal" style:font-weight-asian="bold" style:font-weight-complex="bold"/>
    </style:style>
    <style:style style:name="T4" style:family="text">
      <style:text-properties fo:font-variant="normal" fo:text-transform="none" fo:color="#000000" style:font-name="Courier New" fo:font-size="12pt" fo:letter-spacing="normal" fo:font-style="normal" fo:font-weight="normal" style:font-size-asian="11pt" style:font-weight-asian="normal" style:font-size-complex="11pt" style:font-weight-complex="normal"/>
    </style:style>
    <style:style style:name="T5" style:family="text">
      <style:text-properties fo:font-variant="normal" fo:text-transform="none" fo:color="#000000" style:font-name="Droid Sans Mono" fo:font-size="12pt" fo:letter-spacing="normal" fo:font-style="normal" fo:font-weight="normal" style:font-weight-asian="normal" style:font-weight-complex="normal"/>
    </style:style>
    <style:style style:name="T6" style:family="text">
      <style:text-properties fo:font-variant="normal" fo:text-transform="none" fo:color="#000000" fo:letter-spacing="normal"/>
    </style:style>
    <style:style style:name="T7" style:family="text">
      <style:text-properties fo:font-variant="normal" fo:text-transform="none" fo:color="#000000" fo:font-size="11pt" fo:letter-spacing="normal" style:font-size-asian="11pt" style:font-size-complex="11pt"/>
    </style:style>
    <style:style style:name="T8" style:family="text">
      <style:text-properties fo:font-variant="normal" fo:text-transform="none" fo:color="#000000" fo:font-size="11pt" fo:letter-spacing="normal" fo:font-style="normal" fo:font-weight="normal" style:font-size-asian="11pt" style:font-size-complex="11pt"/>
    </style:style>
    <style:style style:name="T9" style:family="text">
      <style:text-properties fo:font-weight="normal" style:font-weight-asian="normal" style:font-weight-complex="normal"/>
    </style:style>
    <style:style style:name="T10" style:family="text">
      <style:text-properties fo:font-size="11pt" style:font-size-asian="11pt" style:font-size-complex="11pt"/>
    </style:style>
    <style:style style:name="T11" style:family="text">
      <style:text-properties fo:font-size="11pt" fo:font-weight="normal" style:font-size-asian="11pt" style:font-weight-asian="normal"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
      <text:p text:style-name="Standard"/>
      <text:p text:style-name="Standard"/>
      <text:list xml:id="list4566109355798360379" text:style-name="L1">
        <text:list-item>
          <text:p text:style-name="P1">The following SELECT statement executes successfully: <text:s text:c="6"/>SELECT last_name, job_id, salary AS Sal <text:s text:c="6"/>FROM <text:s text:c="2"/>employees</text:p>
          <text:p text:style-name="P1">solution: true</text:p>
        </text:list-item>
        <text:list-item>
          <text:p text:style-name="P1">2. The following SELECT statement executes successfully: <text:s text:c="6"/>SELECT * <text:s text:c="7"/>FROM job_grades; </text:p>
        </text:list-item>
      </text:list>
      <text:p text:style-name="Standard"><text:s text:c="12"/>solution: true</text:p>
      <text:p text:style-name="Standard"/>
      <text:p text:style-name="Standard"><text:s text:c="6"/>3. There are four coding errors in the following statement. Can you identify them? <text:s text:c="6"/>SELECT <text:s text:c="3"/>employee_id, last_name <text:s text:c="6"/>sal x 12 <text:s/>ANNUAL SALARY <text:s text:c="6"/>FROM <text:s text:c="5"/>employees; </text:p>
      <text:p text:style-name="Standard"><text:s text:c="7"/>solution:1.x should be *</text:p>
      <text:p text:style-name="Standard"><text:s text:c="21"/>2.there is no attribute as sal</text:p>
      <text:p text:style-name="Standard"><text:s text:c="21"/>3.double quotes are missing on alias</text:p>
      <text:p text:style-name="Standard"><text:s text:c="22"/>4.semicolon is missing</text:p>
      <text:p text:style-name="Standard"><text:s text:c="8"/>4. Your first task is to determine the structure of the DEPARTMENTS table and its contents. </text:p>
      <text:p text:style-name="Standard"><text:s text:c="9"/>Solution: <text:span text:style-name="T3">desc departments;</text:span><text:span text:style-name="T1"> </text:span></text:p>
      <text:p text:style-name="Standard"><text:span text:style-name="T1"><text:s text:c="5"/></text:span><text:span text:style-name="T9">5. Your first task is to determine the structure of the DEPARTMENTS table and its contents. <text:s/></text:span></text:p>
      <text:p text:style-name="P3"><text:s text:c="5"/>Solution: <text:span text:style-name="T9">desc departments for structure </text:span></text:p>
      <text:p text:style-name="P3"><text:span text:style-name="T9"><text:s text:c="23"/>select * from departments</text:span></text:p>
      <text:list xml:id="list4442971294858367210" text:style-name="L3">
        <text:list-item>
          <text:list>
            <text:list-item>
              <text:p text:style-name="P4"><text:span text:style-name="T9">You need to determine the structure of the EMPLOYEES table.</text:span></text:p>
              <text:p text:style-name="P4"><text:span text:style-name="T9">Solution: for structure desc employees</text:span></text:p>
            </text:list-item>
            <text:list-item>
              <text:p text:style-name="P4"><text:span text:style-name="T9">The HR department wants a query to display the last name, job code, hire date, and employee number for each employee, with employee number appearing first. Provide an alias STARTDATE for the HIRE_DATE column. Save your SQL statement to a file named lab_01_07.sql so that you can dispatch this file to the HR department. Test your query in the lab_01_07.sql file to ensure that it runs correctly. </text:span></text:p>
              <text:p text:style-name="P4"><text:span text:style-name="T9">Solutin: select employee_id,last_name,job_Id,hire_date startdate from employees order by employee_id</text:span></text:p>
            </text:list-item>
            <text:list-item>
              <text:p text:style-name="P4"><text:span text:style-name="T9">The HR department needs a query to display all unique job codes from the EMPLOYEES table </text:span></text:p>
              <text:p text:style-name="P4"><text:span text:style-name="T9">solution:select distinct job_id from employees</text:span></text:p>
            </text:list-item>
            <text:list-item>
              <text:p text:style-name="P4"><text:span text:style-name="T9">The HR department wants more descriptive column headings for its report on employees. Copy the statement from lab_01_07.sql to the SQL*Plus. Name the column headings Emp #, Employee, Job, and Hire Date, respectively. Then run your query again. </text:span></text:p>
              <text:p text:style-name="P4"><text:span text:style-name="T9">Select employee_id emp#,,last_name employee,job_id job,hire_date “hire date” from employees order by employee_id</text:span></text:p>
            </text:list-item>
            <text:list-item>
              <text:p text:style-name="P4"><text:span text:style-name="T9">The HR department has requested a report of all employees and their job IDs. Display the last name concatenated with the job ID (separated by a comma and space) and name the column Employee and Title. </text:span></text:p>
              <text:p text:style-name="P4"><text:span text:style-name="T9">Select last_name||' , '|| job_id as”employee and tittle” from employees</text:span></text:p>
            </text:list-item>
            <text:list-item>
              <text:p text:style-name="P4"><text:span text:style-name="T9">Write a query to display the current date. Label the column Date. </text:span></text:p>
              <text:p text:style-name="P4"><text:span text:style-name="T9">Select to_char(current_date,'DD-MON-YYYY') FROM duel</text:span></text:p>
            </text:list-item>
            <text:list-item>
              <text:p text:style-name="P4"><text:span text:style-name="T9">. The HR department needs a report to display the employee number, last name, salary, and salary increased by 15.5% (expressed as a whole number) for each employee. Label the column New Salary. Place your SQL statement in a text file named lab_1_12.sql. Run the query. </text:span></text:p>
              <text:p text:style-name="P4"><text:soft-page-break/><text:span text:style-name="T9"/></text:p>
            </text:list-item>
          </text:list>
        </text:list-item>
      </text:list>
      <text:p text:style-name="P2"><text:span text:style-name="T9"><text:s text:c="7"/></text:span><text:span text:style-name="T5">SELECT employee_id, last_name, salary,</text:span></text:p>
      <text:p text:style-name="Preformatted_20_Text"><text:span text:style-name="T6"><text:s text:c="5"/></text:span><text:s text:c="2"/>ROUND(salary * 1.155, 0) "New Salary"</text:p>
      <text:p text:style-name="Preformatted_20_Text">FROM <text:s text:c="2"/>employees;</text:p>
      <text:p text:style-name="Preformatted_20_Text"><text:span text:style-name="T9"><text:s text:c="6"/></text:span><text:span text:style-name="T11">13 Modify your query lab_1_12.sql to add a column that subtracts the old salary from the new salary. Label the column Increase. Save the contents of the file as lab_1_13.sql. Run the revised query </text:span></text:p>
      <text:p text:style-name="Preformatted_20_Text"><text:span text:style-name="T11"><text:s text:c="5"/></text:span></text:p>
      <text:p text:style-name="Preformatted_20_Text"><text:span text:style-name="T4"/></text:p>
      <text:p text:style-name="Preformatted_20_Text"><text:s text:c="2"/>14. <text:s text:c="2"/>Write a query that displays the last name (with the first letter uppercase and all other letters lowercase) and the length of the last name for all employees whose name starts with the letters J, A, or M. Give each column an appropriate label. </text:p>
      <text:p text:style-name="Preformatted_20_Text"><text:s text:c="4"/>Solution:<text:span text:style-name="T2">select initcap(last_name) "Name", length(last_name) "Length of Name"from employeeswhere last_name like 'J%' or last_name like 'A%' or last_name like 'M%'order by last_name;</text:span></text:p>
      <text:p text:style-name="Preformatted_20_Text"><text:span text:style-name="T2"/></text:p>
      <text:p text:style-name="Preformatted_20_Text"><text:span text:style-name="T2"><text:s text:c="2"/>15.Find the highest, lowest, sum, and average salary of all employees. Label the columns Maximum, Minimum, Sum, and Average, respectively. Round your results to the nearest whole number. Place your SQL statement in a text file named lab_1_15.sql. </text:span></text:p>
      <text:p text:style-name="Preformatted_20_Text"><text:span text:style-name="T2"><text:s/>Solution:</text:span>SELECT ROUND(MAX(salary),0) 'Maximum', ROUND(MIN(salary),0) 'Minimum', ROUND(SUM(salary),0) 'Sum', ROUND(AVG(salary),0) 'Average' FROM employees; </text:p>
      <text:p text:style-name="Preformatted_20_Text"/>
      <text:p text:style-name="Preformatted_20_Text"><text:s text:c="2"/>16.<text:span text:style-name="T10"> Modify the query in lab_1_15.sql to display the minimum, maximum, sum, and average salary for each job type. Resave lab_1_15.sql as lab_1_16.sql. Run the statement in lab_04_05.sql </text:span></text:p>
      <text:p text:style-name="Preformatted_20_Text"><text:span text:style-name="T10"><text:s text:c="2"/>solution:SELECT job_id, SUM(salary), AVG(salary), MAX(salary), MIN(salary)</text:span></text:p>
      <text:p text:style-name="Preformatted_20_Text"><text:span text:style-name="T10">FROM employees </text:span></text:p>
      <text:p text:style-name="Preformatted_20_Text"><text:span text:style-name="T10">GROUP BY job_i</text:span></text:p>
      <text:p text:style-name="Preformatted_20_Text"><text:span text:style-name="T10"><text:s text:c="2"/></text:span></text:p>
      <text:p text:style-name="Preformatted_20_Text"><text:span text:style-name="T10"><text:s text:c="2"/>17.Create a report that produces the following for each employee: earns monthly but wants &lt;3 times salary&gt;. Label the column Dream Salaries </text:span></text:p>
      <text:p text:style-name="Preformatted_20_Text"><text:span text:style-name="T10"><text:s text:c="3"/>solution:SELECT last_name ||' earns '|| TO_CHAR(salary,'fm$99,99999.00') || ' monthly but wants '|| TO_CHAR(salary * 3, 'fm$99,999999.00')</text:span></text:p>
      <text:p text:style-name="Preformatted_20_Text"><text:span text:style-name="T10">FROM <text:s text:c="2"/>employees;</text:span></text:p>
      <text:p text:style-name="Preformatted_20_Text"><text:span text:style-name="T10"><text:s text:c="3"/></text:span></text:p>
      <text:p text:style-name="Preformatted_20_Text"><text:span text:style-name="T10"><text:s text:c="3"/>18. The HR department has requested a report of all employees and their job IDs. Display the last name concatenated with the job ID (separated by a comma and space) and name the column Employee and Title. </text:span></text:p>
      <text:p text:style-name="Preformatted_20_Text"><text:span text:style-name="T10"><text:s text:c="3"/>Solution:</text:span><text:span text:style-name="T7"> </text:span><text:span text:style-name="T8">select last_name||', '||job_id "Employee and Title" from employees;</text:span><text:span text:style-name="T10"> </text:span></text:p>
      <text:p text:style-name="Preformatted_20_Text"><text:span text:style-name="T10"><text:s text:c="4"/></text:span></text:p>
      <text:p text:style-name="Preformatted_20_Text"><text:span text:style-name="T10"><text:s text:c="2"/>19.Write a query to display the number of people with the same job. </text:span></text:p>
      <text:p text:style-name="Preformatted_20_Text"><text:span text:style-name="T10"><text:s text:c="5"/>select department_id, COUNT(*) from employees GROUP BY department_id</text:span></text:p>
      <text:p text:style-name="P5"><text:s text:c="3"/></text:p>
      <text:p text:style-name="Preformatted_20_Text"><text:span text:style-name="T10"><text:s text:c="3"/>20.</text:span>Write a query to list the employees with Hire date in the format like February 22, 1991 </text:p>
      <text:p text:style-name="Preformatted_20_Text"><text:s text:c="3"/>solution:SELECT employee_id,last_name,salary,to_char(hire_date,'MONTH,DD,YYYY')</text:p>
      <text:p text:style-name="Preformatted_20_Text">FROM employees;</text:p>
      <text:p text:style-name="Preformatted_20_Text"><text:s/></text:p>
      <text:p text:style-name="Preformatted_20_Text"><text:s text:c="4"/>21.. For each employee, display the first name, last name, and email address. The email address will be composed from the first letter of first name, <text:soft-page-break/>concatenated with the three last letters of last name, concatenated with @nucleussoftware.com. </text:p>
      <text:p text:style-name="Preformatted_20_Text"><text:s text:c="3"/>Solution:select first_name,last_name,substr(first_name,1,1)||reverse(substr(reverse(last_name),1,3))||'@nucleussoftware.com' "email" from employees </text:p>
      <text:p text:style-name="Preformatted_20_Text"><text:s/></text:p>
      <text:p text:style-name="Preformatted_20_Text"><text:s text:c="2"/>22.Write a query to display first name and date of first salary of the employees.</text:p>
      <text:p text:style-name="Preformatted_20_Text"><text:s text:c="3"/>Solution:select last_day(hire_date) "first salary" from employees</text:p>
      <text:p text:style-name="Preformatted_20_Text"><text:s text:c="3"/></text:p>
      <text:p text:style-name="Preformatted_20_Text"><text:s text:c="2"/>23. Write a query to display first name and experience of the employees. </text:p>
      <text:p text:style-name="Preformatted_20_Text"><text:s text:c="4"/>Solution: select first_name,(current_date-hire_date)/7 "experiance" from employees</text:p>
      <text:p text:style-name="Preformatted_20_Text"><text:s/></text:p>
      <text:p text:style-name="Preformatted_20_Text"><text:s text:c="2"/>24.Write a query to display first name and experience of the employees. </text:p>
      <text:p text:style-name="Preformatted_20_Text"><text:s text:c="3"/>Solution: select first_name,(current_date-hire_date)/7 "experiance" from employees</text:p>
      <text:p text:style-name="Preformatted_20_Text"><text:s/></text:p>
      <text:p text:style-name="Preformatted_20_Text"><text:s/>25.Write a query to display manager ID and number of employees managed by the manager </text:p>
      <text:p text:style-name="Preformatted_20_Text"><text:s text:c="3"/>solution:select manager_id,count(*) from employees group by manager_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Consolas" svg:font-family="Consolas, Monaco, 'Andale Mono', 'Ubuntu Mono', monospace"/>
    <style:font-face style:name="Courier New" svg:font-family="'Courier New'"/>
    <style:font-face style:name="Droid Sans Mono" svg:font-family="'Droid Sans Mono', Courier, monospace"/>
    <style:font-face style:name="Arial3"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7T17:44:15.86</meta:creation-date>
    <dc:date>2020-01-18T18:32:16.58</dc:date>
    <meta:editing-duration>P1DT15M9S</meta:editing-duration>
    <meta:editing-cycles>2</meta:editing-cycles>
    <meta:generator>OpenOffice/4.1.5$Win32 OpenOffice.org_project/415m1$Build-9789</meta:generator>
    <meta:document-statistic meta:table-count="0" meta:image-count="0" meta:object-count="0" meta:page-count="3" meta:paragraph-count="70" meta:word-count="846" meta:character-count="6141"/>
  </office:meta>
</office:document-meta>
</file>